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paragraph-rsid="000ca440"/>
    </style:style>
    <style:style style:name="P3"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4" style:family="paragraph" style:parent-style-name="Standard">
      <style:paragraph-properties fo:margin-top="0cm" fo:margin-bottom="0cm" style:contextual-spacing="false" fo:line-height="100%"/>
      <style:text-properties style:font-name="FreeSans" officeooo:rsid="0011ad5f" officeooo:paragraph-rsid="0011ad5f"/>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7"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1"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11ad5f" officeooo:paragraph-rsid="0011ad5f" style:font-size-asian="14pt" style:font-weight-asian="bold" style:font-size-complex="14pt" style:font-weight-complex="bold"/>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3"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0ca440" officeooo:paragraph-rsid="000ca440" style:font-size-asian="11pt" style:font-size-complex="11pt"/>
    </style:style>
    <style:style style:name="P14"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style:style style:name="T3" style:family="text">
      <style:text-properties officeooo:rsid="0013e2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efeitura de Porto Alegre assina convênio de cooperação para realização de Fórum <text:span text:style-name="T3">Internacional </text:span>Software Livre</text:p>
      <text:p text:style-name="P1"/>
      <text:p text:style-name="P1"><text:s/></text:p>
      <text:p text:style-name="P4">Prefeito José Fortunati ressaltou que a capital gaúcha se tornou referência em software livre graças a realização do evento anualmente na capital </text:p>
      <text:p text:style-name="P4"/>
      <text:p text:style-name="P4">A Prefeitura de Porto Alegre e a Associação de Software Livre.Org realizaram, no final da manhã de sexta-feira (02/05), a assinatura de convênio que viabiliza a 15 edição do Fórum Internacional Software Livre (FISL). O evento ocorre entre 7 e 10 de maio, no Centro de Eventos da PUCRS, em Porto Alegre. A solenidade de assinatura foi realizada no gabinete do prefeito José Fortunati, no Paço Municipal. </text:p>
      <text:p text:style-name="P4"/>
      <text:p text:style-name="P4">- É com muito orgulho que recebemos o Fórum porque mostra que estamos conectados com novas tecnologias. A tecnologia é um instrumento fundamental para que o conhecimento possa chegar em cada localidade de forma democrática. O FISL tem sido uma porta de abertura para novas tecnologias não para Porto Alegre, mas para o mundo - disse. </text:p>
      <text:p text:style-name="P4"/>
      <text:p text:style-name="P4">Considerado o maior encontro de comunidades de software livre, tecnologia e cultura digital da América Latina, o FISL insere a capital gaúcha no circuito dos grandes eventos internacionais de Ciência e Tecnologia. </text:p>
      <text:p text:style-name="P4"/>
      <text:p text:style-name="P4">- Tivemos várias oficinas, realizadas em conjunto com a Fundação de Atendimento Sócio Educativo (FASC) explicando como as pessoas podem se integrar a esse tipo de atividade de software livre. Temos uma secretaria que também está sendo importante em termos de acessibilidade no acesso aos estandes no evento. Além disso, queremos, através da secretaria da educação, trabalhar o conceito de educação livre, ou seja, promover a colaboração e integração entre as pessoas em busca de soluções para os problemas da cidade - explicou a coordenadora geral do Inovapoa, Deborah Pilla Villela. </text:p>
      <text:p text:style-name="P4"/>
      <text:p text:style-name="P4">O coordenador geral do Fórum <text:span text:style-name="T3">Internacional </text:span>Software Livre, Ricardo Fritsch, ressaltou diferenciais da edição desse ano. </text:p>
      <text:p text:style-name="P4"/>
      <text:p text:style-name="P4">- O grande tema da 15ª edição do FISL é a segurança e privacidade de dados na internet. Esse assunto vem na sequência da aprovação do Marco Civil da Internet. É importante lembrar que essa discussão iniciou aqui em Porto Alegre durante a 10ª edição do FISL, quando houve uma ampla discussão para que o Marco Civil fosse construído de forma colaborativa - disse. </text:p>
      <text:p text:style-name="P4"/>
      <text:p text:style-name="P4">Assinaram o documento oficializando a parceria para realização do FISL, o prefeito municipal, José Fortunati; o secretário municipal do Turismo, Luiz Fernando Morares; o secretário da Cultura, Roque Jacoby; a secretária municipal da SMED, Cleci Maria Jurach; o diretor presidente da EPTC, Vanderlei Capellari; a coordenadora geral do Inovapoa, Deborah Pilla Villela; o secretário municipal dos direitos humanos, Luciano Brasiliense Marcantônio; o secretário municipal de Governança Solidária, Cesar Busatto; o coordenador da Comunicação social, Flávio Dutra; o diretor administrativo e financeiro da EPTC, Pedro Luis da Silva; o secretário municipal da Juventude, Luizinho Martins; o secretário municipal da Acessibilidade, Raul Cohen e o coordenador geral da Associação Software Livre, Ricardo Fritsch. </text:p>
      <text:p text:style-name="P3"/>
      <text:p text:style-name="P3">O FISL ocorre de 7 a 10 de maio no Centro de Eventos da PUCRS, localizado na Avenida Ipiranga, n° 6681. A programação completa, outras informações e inscrições podem ser obtidos no site <text:a xlink:type="simple" xlink:href="http://www.fisl.org.br/">www.fisl.org.br</text:a>. </text:p>
      <text:p text:style-name="P2"/>
      <text:p text:style-name="P7"/>
      <text:p text:style-name="P7"/>
      <text:p text:style-name="P7"><text:soft-page-break/>Sobre o FISL </text:p>
      <text:p text:style-name="P6"/>
      <text:p text:style-name="P6">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6"/>
      <text:p text:style-name="P7">Assessoria de Imprensa </text:p>
      <text:p text:style-name="P6">Fones: (51) 3361.6016 / (51) 8536.0690 / (51) 8536.0691 </text:p>
      <text:p text:style-name="P6">E-mail: <text:s/>playpress@playpress.com.br</text:p>
      <text:p text:style-name="P6"/>
      <text:p text:style-name="P6">Redação: Mariana da Rosa </text:p>
      <text:p text:style-name="P6">Coordenação: Marcelo Matusiak</text:p>
      <text:p text:style-name="P5"/>
      <text:p text:style-name="P8">Material promocional do FISL e logotipo em alta resolução e vetorial:</text:p>
      <text:p text:style-name="P9"><text:a xlink:type="simple" xlink:href="http://comunicacao.softwarelivre.org/fisl15"><text:span text:style-name="T2">http://comunicacao.softwarelivre.org/fisl15</text:span></text:a></text:p>
      <text:p text:style-name="P12"/>
      <text:p text:style-name="P14">Fotos em alta resolução da última edição do FISL:</text:p>
      <text:p text:style-name="P10"><text:a xlink:type="simple" xlink:href="https://www.flickr.com/photos/fisl14"><text:span text:style-name="T1">https://www.flickr.com/photos/fisl14</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Paulo Santana</dc:creator>
    <meta:editing-cycles>10</meta:editing-cycles>
    <meta:creation-date>2014-04-30T13:37:00</meta:creation-date>
    <dc:date>2014-05-05T12:22:26.379694113</dc:date>
    <meta:editing-duration>PT19M12S</meta:editing-duration>
    <meta:generator>LibreOffice/4.1.3.2$Linux_x86 LibreOffice_project/410m0$Build-2</meta:generator>
    <meta:document-statistic meta:table-count="0" meta:image-count="0" meta:object-count="0" meta:page-count="2" meta:paragraph-count="22" meta:word-count="612" meta:character-count="4055" meta:non-whitespace-character-count="34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